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4930f" officeooo:paragraph-rsid="0014930f"/>
    </style:style>
    <style:style style:name="P2" style:family="paragraph" style:parent-style-name="Text_20_body">
      <style:text-properties fo:font-weight="bold" officeooo:rsid="00154620" officeooo:paragraph-rsid="00154620" style:font-weight-asian="bold" style:font-weight-complex="bold"/>
    </style:style>
    <style:style style:name="P3" style:family="paragraph" style:parent-style-name="Text_20_body">
      <style:text-properties fo:font-weight="normal" officeooo:rsid="0017055a" officeooo:paragraph-rsid="0017055a" style:font-weight-asian="normal" style:font-weight-complex="normal"/>
    </style:style>
    <style:style style:name="P4" style:family="paragraph" style:parent-style-name="Standard">
      <style:text-properties officeooo:paragraph-rsid="00190a20"/>
    </style:style>
    <style:style style:name="P5" style:family="paragraph" style:parent-style-name="Text_20_body">
      <style:text-properties officeooo:rsid="0017055a" officeooo:paragraph-rsid="0017055a"/>
    </style:style>
    <style:style style:name="P6" style:family="paragraph" style:parent-style-name="Text_20_body">
      <style:text-properties officeooo:paragraph-rsid="001740dc"/>
    </style:style>
    <style:style style:name="P7" style:family="paragraph" style:parent-style-name="Text_20_body">
      <style:text-properties officeooo:paragraph-rsid="00190a20"/>
    </style:style>
    <style:style style:name="P8" style:family="paragraph" style:parent-style-name="Text_20_body">
      <style:text-properties fo:font-weight="bold" officeooo:rsid="00154620" officeooo:paragraph-rsid="00154620" style:font-weight-asian="bold" style:font-weight-complex="bold"/>
    </style:style>
    <style:style style:name="P9" style:family="paragraph" style:parent-style-name="Text_20_body">
      <style:text-properties fo:font-weight="bold" officeooo:rsid="00154620" officeooo:paragraph-rsid="00190a20" style:font-weight-asian="bold" style:font-weight-complex="bold"/>
    </style:style>
    <style:style style:name="P10" style:family="paragraph" style:parent-style-name="Text_20_body">
      <style:text-properties fo:font-weight="normal" officeooo:rsid="00154620" officeooo:paragraph-rsid="001993fa" style:font-weight-asian="normal" style:font-weight-complex="normal"/>
    </style:style>
    <style:style style:name="P11" style:family="paragraph" style:parent-style-name="Heading_20_3">
      <style:text-properties officeooo:rsid="0014930f" officeooo:paragraph-rsid="0014930f"/>
    </style:style>
    <style:style style:name="P12" style:family="paragraph" style:parent-style-name="Heading_20_3">
      <style:text-properties officeooo:rsid="00154620" officeooo:paragraph-rsid="00154620"/>
    </style:style>
    <style:style style:name="P13" style:family="paragraph" style:parent-style-name="Heading_20_3">
      <style:text-properties officeooo:rsid="0017055a" officeooo:paragraph-rsid="0017055a"/>
    </style:style>
    <style:style style:name="P14" style:family="paragraph" style:parent-style-name="Heading_20_3">
      <style:text-properties officeooo:paragraph-rsid="001740dc"/>
    </style:style>
    <style:style style:name="T1" style:family="text">
      <style:text-properties style:font-name="Courier New"/>
    </style:style>
    <style:style style:name="T2" style:family="text">
      <style:text-properties officeooo:rsid="00154620"/>
    </style:style>
    <style:style style:name="T3" style:family="text">
      <style:text-properties officeooo:rsid="001740dc"/>
    </style:style>
    <style:style style:name="T4" style:family="text">
      <style:text-properties officeooo:rsid="00190a20"/>
    </style:style>
    <style:style style:name="T5" style:family="text">
      <style:text-properties officeooo:rsid="001993fa"/>
    </style:style>
    <style:style style:name="T6" style:family="text">
      <style:text-properties officeooo:rsid="001b20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The Problem</text:h>
      <text:p text:style-name="P1">Create program that simulates multiple software routers that implement the distance vector routing algorithm using a single thread and <text:span text:style-name="T1">select().</text:span></text:p>
      <text:p text:style-name="P1"/>
      <text:h text:style-name="P11" text:outline-level="3">The Solution</text:h>
      <text:p text:style-name="P1">Each router is its own process. The router reads its configuration from the tests directory passed as command line parameters. The router loops waiting for a socket to be ready for read every 10ms via the <text:span text:style-name="T1">select()</text:span> command. Every 30 seconds the router broadcasts to directly connected routes with its routing table related to the target router. Upon receiving a message of <text:s/>form "U destination cost", it updates its routing table by either changing the next hop for the route to the sending router (if the total cost is lower) or updating the current route with the new value. Upon receiving a message of form "L destination cost", the router changes the route for the direct link with specified destination. <text:span text:style-name="T2">Upon receiving a message of form "P destination", the router prints the route for the specified destination, or all routes if destination is not specified.</text:span></text:p>
      <text:p text:style-name="P1"/>
      <text:h text:style-name="P12" text:outline-level="3">Test Cases</text:h>
      <text:p text:style-name="P2">TC1</text:p>
      <text:p text:style-name="P3">Five routers. Before converging AB has link cost 7, after converging, going around through E back to B is shorter.</text:p>
      <text:p text:style-name="P3">Tables:</text:p>
      <text:p text:style-name="Standard">A</text:p>
      <text:p text:style-name="Standard">Destination=D, Next=E, Cost=3</text:p>
      <text:p text:style-name="Standard">Destination=E, Next=E, Cost=1</text:p>
      <text:p text:style-name="Standard">Destination=B, Next=E, Cost=6</text:p>
      <text:p text:style-name="Standard">Destination=C, Next=E, Cost=5</text:p>
      <text:p text:style-name="Standard"/>
      <text:p text:style-name="Standard">B</text:p>
      <text:p text:style-name="Standard">Destination=D, Next=C, Cost=3</text:p>
      <text:p text:style-name="Standard">Destination=E, Next=C, Cost=5</text:p>
      <text:p text:style-name="Standard">Destination=C, Next=C, Cost=1</text:p>
      <text:p text:style-name="Standard">Destination=A, Next=C, Cost=6</text:p>
      <text:p text:style-name="Standard"/>
      <text:p text:style-name="Standard">C</text:p>
      <text:p text:style-name="Standard">Destination=D, Next=D, Cost=2</text:p>
      <text:p text:style-name="Standard">Destination=E, Next=D, Cost=4</text:p>
      <text:p text:style-name="Standard">Destination=B, Next=B, Cost=1</text:p>
      <text:p text:style-name="Standard">Destination=A, Next=D, Cost=5</text:p>
      <text:p text:style-name="Standard"/>
      <text:p text:style-name="Standard">D</text:p>
      <text:p text:style-name="Standard">Destination=E, Next=E, Cost=2</text:p>
      <text:p text:style-name="Standard">Destination=B, Next=C, Cost=3</text:p>
      <text:p text:style-name="Standard"><text:soft-page-break/>Destination=C, Next=C, Cost=2</text:p>
      <text:p text:style-name="Standard">Destination=A, Next=E, Cost=3</text:p>
      <text:p text:style-name="Standard"/>
      <text:p text:style-name="Standard">E</text:p>
      <text:p text:style-name="Standard">Destination=D, Next=D, Cost=2</text:p>
      <text:p text:style-name="Standard">Destination=B, Next=D, Cost=5</text:p>
      <text:p text:style-name="Standard">Destination=C, Next=D, Cost=4</text:p>
      <text:p text:style-name="Standard">Destination=A, Next=A, Cost=1</text:p>
      <text:p text:style-name="Standard"/>
      <text:p text:style-name="P4"><text:span text:style-name="T4">After changing the link B E to 2 then back to 8, the route for B in router E gets stuck at cost 8 </text:span><text:span text:style-name="T6">instead of converging back at 5</text:span><text:span text:style-name="T4">.</text:span></text:p>
      <text:p text:style-name="P2"/>
      <text:p text:style-name="P9">TC<text:span text:style-name="T4">2</text:span></text:p>
      <text:p text:style-name="Standard"><text:span text:style-name="T5">A</text:span></text:p>
      <text:p text:style-name="Standard"><text:span text:style-name="T5">Destination=H, Next=B, Cost=3</text:span></text:p>
      <text:p text:style-name="Standard"><text:span text:style-name="T5">Destination=F, Next=B, Cost=6</text:span></text:p>
      <text:p text:style-name="Standard"><text:span text:style-name="T5">Destination=G, Next=B, Cost=5</text:span></text:p>
      <text:p text:style-name="Standard"><text:span text:style-name="T5">Destination=D, Next=B, Cost=4</text:span></text:p>
      <text:p text:style-name="Standard"><text:span text:style-name="T5">Destination=E, Next=B, Cost=5</text:span></text:p>
      <text:p text:style-name="Standard"><text:span text:style-name="T5">Destination=B, Next=B, Cost=1</text:span></text:p>
      <text:p text:style-name="Standard"><text:span text:style-name="T5">Destination=C, Next=B, Cost=3</text:span></text:p>
      <text:p text:style-name="Standard"><text:span text:style-name="T5"/></text:p>
      <text:p text:style-name="Standard"><text:span text:style-name="T5">B</text:span></text:p>
      <text:p text:style-name="Standard"><text:span text:style-name="T5">Destination=H, Next=H, Cost=2</text:span></text:p>
      <text:p text:style-name="Standard"><text:span text:style-name="T5">Destination=F, Next=C, Cost=5</text:span></text:p>
      <text:p text:style-name="Standard"><text:span text:style-name="T5">Destination=G, Next=G, Cost=4</text:span></text:p>
      <text:p text:style-name="Standard"><text:span text:style-name="T5">Destination=D, Next=C, Cost=3</text:span></text:p>
      <text:p text:style-name="Standard"><text:span text:style-name="T5">Destination=E, Next=C, Cost=4</text:span></text:p>
      <text:p text:style-name="Standard"><text:span text:style-name="T5">Destination=C, Next=C, Cost=2</text:span></text:p>
      <text:p text:style-name="Standard"><text:span text:style-name="T5">Destination=A, Next=A, Cost=1</text:span></text:p>
      <text:p text:style-name="Standard"><text:span text:style-name="T5"/></text:p>
      <text:p text:style-name="Standard"><text:span text:style-name="T5">C</text:span></text:p>
      <text:p text:style-name="Standard"><text:span text:style-name="T5">Destination=H, Next=B, Cost=4</text:span></text:p>
      <text:p text:style-name="Standard"><text:span text:style-name="T5">Destination=F, Next=D, Cost=3</text:span></text:p>
      <text:p text:style-name="Standard"><text:span text:style-name="T5">Destination=G, Next=D, Cost=2</text:span></text:p>
      <text:p text:style-name="Standard"><text:span text:style-name="T5">Destination=D, Next=D, Cost=1</text:span></text:p>
      <text:p text:style-name="Standard"><text:span text:style-name="T5">Destination=E, Next=D, Cost=2</text:span></text:p>
      <text:p text:style-name="Standard"><text:span text:style-name="T5">Destination=B, Next=B, Cost=2</text:span></text:p>
      <text:p text:style-name="Standard"><text:span text:style-name="T5">Destination=A, Next=B, Cost=3</text:span></text:p>
      <text:p text:style-name="Standard"><text:span text:style-name="T5"/></text:p>
      <text:p text:style-name="Standard"><text:span text:style-name="T5">D</text:span></text:p>
      <text:p text:style-name="Standard"><text:span text:style-name="T5">Destination=H, Next=C, Cost=5</text:span></text:p>
      <text:p text:style-name="Standard"><text:span text:style-name="T5">Destination=F, Next=E, Cost=2</text:span></text:p>
      <text:p text:style-name="Standard"><text:span text:style-name="T5">Destination=G, Next=G, Cost=1</text:span></text:p>
      <text:p text:style-name="Standard"><text:span text:style-name="T5">Destination=E, Next=E, Cost=1</text:span></text:p>
      <text:p text:style-name="Standard"><text:span text:style-name="T5">Destination=B, Next=C, Cost=3</text:span></text:p>
      <text:p text:style-name="Standard"><text:span text:style-name="T5">Destination=C, Next=C, Cost=1</text:span></text:p>
      <text:p text:style-name="Standard"><text:span text:style-name="T5">Destination=A, Next=C, Cost=4</text:span></text:p>
      <text:p text:style-name="Standard"><text:soft-page-break/><text:span text:style-name="T5"/></text:p>
      <text:p text:style-name="Standard"><text:span text:style-name="T5">E</text:span></text:p>
      <text:p text:style-name="Standard"><text:span text:style-name="T5">Destination=H, Next=D, Cost=6</text:span></text:p>
      <text:p text:style-name="Standard"><text:span text:style-name="T5">Destination=F, Next=F, Cost=1</text:span></text:p>
      <text:p text:style-name="Standard"><text:span text:style-name="T5">Destination=G, Next=D, Cost=2</text:span></text:p>
      <text:p text:style-name="Standard"><text:span text:style-name="T5">Destination=D, Next=D, Cost=1</text:span></text:p>
      <text:p text:style-name="Standard"><text:span text:style-name="T5">Destination=B, Next=D, Cost=4</text:span></text:p>
      <text:p text:style-name="Standard"><text:span text:style-name="T5">Destination=C, Next=D, Cost=2</text:span></text:p>
      <text:p text:style-name="Standard"><text:span text:style-name="T5">Destination=A, Next=D, Cost=5</text:span></text:p>
      <text:p text:style-name="Standard"><text:span text:style-name="T5"/></text:p>
      <text:p text:style-name="Standard"><text:span text:style-name="T5">F</text:span></text:p>
      <text:p text:style-name="Standard"><text:span text:style-name="T5">Destination=H, Next=E, Cost=7</text:span></text:p>
      <text:p text:style-name="Standard"><text:span text:style-name="T5">Destination=G, Next=E, Cost=3</text:span></text:p>
      <text:p text:style-name="Standard"><text:span text:style-name="T5">Destination=D, Next=E, Cost=2</text:span></text:p>
      <text:p text:style-name="Standard"><text:span text:style-name="T5">Destination=E, Next=E, Cost=1</text:span></text:p>
      <text:p text:style-name="Standard"><text:span text:style-name="T5">Destination=B, Next=E, Cost=5</text:span></text:p>
      <text:p text:style-name="Standard"><text:span text:style-name="T5">Destination=C, Next=E, Cost=3</text:span></text:p>
      <text:p text:style-name="Standard"><text:span text:style-name="T5">Destination=A, Next=E, Cost=6</text:span></text:p>
      <text:p text:style-name="Standard"><text:span text:style-name="T5"/></text:p>
      <text:p text:style-name="Standard"><text:span text:style-name="T5">G</text:span></text:p>
      <text:p text:style-name="Standard"><text:span text:style-name="T5">Destination=H, Next=B, Cost=6</text:span></text:p>
      <text:p text:style-name="Standard"><text:span text:style-name="T5">Destination=F, Next=D, Cost=3</text:span></text:p>
      <text:p text:style-name="Standard"><text:span text:style-name="T5">Destination=D, Next=D, Cost=1</text:span></text:p>
      <text:p text:style-name="Standard"><text:span text:style-name="T5">Destination=E, Next=D, Cost=2</text:span></text:p>
      <text:p text:style-name="Standard"><text:span text:style-name="T5">Destination=B, Next=B, Cost=4</text:span></text:p>
      <text:p text:style-name="Standard"><text:span text:style-name="T5">Destination=C, Next=D, Cost=2</text:span></text:p>
      <text:p text:style-name="Standard"><text:span text:style-name="T5">Destination=A, Next=B, Cost=5</text:span></text:p>
      <text:p text:style-name="Standard"><text:span text:style-name="T5"/></text:p>
      <text:p text:style-name="Standard"><text:span text:style-name="T5">H</text:span></text:p>
      <text:p text:style-name="Standard"><text:span text:style-name="T5">Destination=F, Next=B, Cost=7</text:span></text:p>
      <text:p text:style-name="Standard"><text:span text:style-name="T5">Destination=G, Next=B, Cost=6</text:span></text:p>
      <text:p text:style-name="Standard"><text:span text:style-name="T5">Destination=D, Next=B, Cost=5</text:span></text:p>
      <text:p text:style-name="Standard"><text:span text:style-name="T5">Destination=E, Next=B, Cost=6</text:span></text:p>
      <text:p text:style-name="Standard"><text:span text:style-name="T5">Destination=B, Next=B, Cost=2</text:span></text:p>
      <text:p text:style-name="Standard"><text:span text:style-name="T5">Destination=C, Next=B, Cost=4</text:span></text:p>
      <text:p text:style-name="Standard"><text:span text:style-name="T5">Destination=A, Next=B, Cost=3</text:span></text:p>
      <text:p text:style-name="P10"><text:span text:style-name="T5"/></text:p>
      <text:p text:style-name="P10"><text:span text:style-name="T5"/></text:p>
      <text:h text:style-name="P13" text:outline-level="3">Significant Decisions</text:h>
      <text:p text:style-name="P5">The most significant implementation specific decision made by Dr.Hauser is that this is to be single threaded and use the select() method. The alternative is to have a thread for each connection. This increases response time as multiple connections can be handled at once versus one at a time. <text:span text:style-name="T3">Second, I deceided each route to have a unique destination. This means when a route gets changed to use a different path, there isn't a reminant route for the old path. This optimizes the routing table to only have the best paths, but also means some route paths are not always in the table. For instance, it may be less cost to go from a-&gt;b-&gt;c than directly to c, so the direct path a-&gt;c is no longer in the routing table. If the </text:span><text:soft-page-break/><text:span text:style-name="T3">cost for a-&gt;c becomes more optimal, then it will replace the other.</text:span></text:p>
      <text:p text:style-name="P5"><text:span text:style-name="T3"/></text:p>
      <text:h text:style-name="P14" text:outline-level="3"><text:span text:style-name="T3">Conclusion</text:span></text:h>
      <text:p text:style-name="P6"><text:span text:style-name="T3">This router program represents a real internet router in some respects. Mainly that it keeps a routing table and link costs and the optimization of each. However, with my implementation, only the most optimal routes are kept in the routing table which is different than a real internet router. Also, this router is singly threaded and implemented in software using memory buffers where a real internet router would have a crossbar matrix and would have much higher throughput. </text:span><text:span text:style-name="T4">Finally, we are talking to ourself using the localhost address, so there is no network latency or dropped packets. Obviously in a real internet router there would be latency between routers which may change the sequence of updates and same goes for dropped packets.</text:span></text:p>
      <text:p text:style-name="P7"><text:span text:style-name="T4">I spent about 18 hours on this project in total. A large part of that was digging into updates and handling link changes when routes had been overwritten in the optimized table. I also felt like the project description was misleading in the way the routing table would be implemented. I hope that my implementation is acceptable, though I don't think it's used much in practice.</text:span></text:p>
      <text:p text:style-name="P7"><text:span text:style-name="T4">Finally, I'm unsure of what belongs in the "OUTPUT" file, so I hope the tables provided above for the test cases will suffice for test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2T17:39:26.32</meta:creation-date>
    <meta:editing-duration>PT38S</meta:editing-duration>
    <meta:editing-cycles>4</meta:editing-cycles>
    <meta:generator>LibreOffice/4.0.1.2$Windows_x86 LibreOffice_project/84102822e3d61eb989ddd325abf1ac077904985</meta:generator>
    <dc:date>2013-11-12T19:32:05.52</dc:date>
    <meta:document-statistic meta:table-count="0" meta:image-count="0" meta:object-count="0" meta:page-count="4" meta:paragraph-count="105" meta:word-count="826" meta:character-count="5599" meta:non-whitespace-character-count="4877"/>
    <meta:user-defined meta:name="Info 1"/>
    <meta:user-defined meta:name="Info 2"/>
    <meta:user-defined meta:name="Info 3"/>
    <meta:user-defined meta:name="Info 4"/>
  </office:meta>
</office:document-meta>
</file>